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E</mi>
                  </mrow>
                </mstyle>
              </mrow>
              <mn>0</mn>
            </msub>
            <msup>
              <mtext>e</mtext>
              <mrow>
                <mtext>i</mtext>
                <mrow>
                  <mo stretchy="false">(</mo>
                  <mrow>
                    <mstyle mathvariant="bold">
                      <mrow>
                        <mi>k</mi>
                      </mrow>
                    </mstyle>
                    <mrow>
                      <mi/>
                      <mo stretchy="false">⋅</mo>
                      <mi/>
                    </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</mrow>
        </mtd>
      </mtr>
      <mtr>
        <mtd>
          <mrow>
            <mstyle mathvariant="bold">
              <mrow>
                <mi>B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B</mi>
                  </mrow>
                </mstyle>
              </mrow>
              <mn>0</mn>
            </msub>
            <msup>
              <mtext>e</mtext>
              <mrow>
                <mtext>i</mtext>
                <mrow>
                  <mo stretchy="false">(</mo>
                  <mrow>
                    <mstyle mathvariant="bold">
                      <mrow>
                        <mi>k</mi>
                      </mrow>
                    </mstyle>
                    <mrow>
                      <mi/>
                      <mo stretchy="false">⋅</mo>
                      <mi/>
                    </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</mrow>
        </mtd>
      </mtr>
      <mtr>
        <mtd>
          <mrow/>
        </mtd>
      </mtr>
      <mtr>
        <mtd>
          <mrow>
            <msub>
              <mrow>
                <mstyle mathvariant="bold">
                  <mrow>
                    <mi>B</mi>
                  </mrow>
                </mstyle>
              </mrow>
              <mn>0</mn>
            </msub>
            <mrow>
              <mi/>
              <mo stretchy="false">=</mo>
              <mi/>
            </mrow>
            <mfrac>
              <mn>1</mn>
              <mo stretchy="false">ω</mo>
            </mfrac>
            <mrow>
              <mo stretchy="false">(</mo>
              <mrow>
                <mstyle mathvariant="bold">
                  <mrow>
                    <mi>k</mi>
                  </mrow>
                </mstyle>
                <mrow>
                  <mi/>
                  <mo stretchy="false">×</mo>
                  <mi/>
                </mrow>
                <msub>
                  <mrow>
                    <mstyle mathvariant="bold">
                      <mrow>
                        <mi>E</mi>
                      </mrow>
                    </mstyle>
                  </mrow>
                  <mn>0</mn>
                </msub>
              </mrow>
              <mo stretchy="false">)</mo>
            </mrow>
            <mi/>
            <mo stretchy="false">⇒</mo>
            <mi/>
            <msup>
              <mrow>
                <mo stretchy="false">∣</mo>
                <mrow>
                  <msub>
                    <mrow>
                      <mstyle mathvariant="bold">
                        <mrow>
                          <mi>B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  <mrow>
              <mi/>
              <mo stretchy="false">=</mo>
              <mi/>
            </mrow>
            <mfrac>
              <mn>1</mn>
              <msup>
                <mi>u</mi>
                <mn>2</mn>
              </msup>
            </mfrac>
            <msup>
              <mrow>
                <mo stretchy="false">∣</mo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</mrow>
        </mtd>
      </mtr>
      <mtr>
        <mtd>
          <mrow>
            <msub>
              <mrow>
                <mstyle mathvariant="bold">
                  <mrow>
                    <mi>E</mi>
                  </mrow>
                </mstyle>
              </mrow>
              <mn>0</mn>
            </msub>
            <mrow>
              <mi/>
              <mo stretchy="false">=</mo>
              <mrow>
                <mi/>
                <mo stretchy="false">−</mo>
                <mfrac>
                  <msup>
                    <mi>u</mi>
                    <mn>2</mn>
                  </msup>
                  <mo stretchy="false">ω</mo>
                </mfrac>
              </mrow>
            </mrow>
            <mrow>
              <mo stretchy="false">(</mo>
              <mrow>
                <mstyle mathvariant="bold">
                  <mrow>
                    <mi>k</mi>
                  </mrow>
                </mstyle>
                <mrow>
                  <mi/>
                  <mo stretchy="false">×</mo>
                  <mi/>
                </mrow>
                <msub>
                  <mrow>
                    <mstyle mathvariant="bold">
                      <mrow>
                        <mi>B</mi>
                      </mrow>
                    </mstyle>
                  </mrow>
                  <mn>0</mn>
                </msub>
              </mrow>
              <mo stretchy="false">)</mo>
            </mrow>
            <mi/>
            <mo stretchy="false">⇒</mo>
            <mi/>
            <msup>
              <mrow>
                <mo stretchy="false">∣</mo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  <mrow>
              <mi/>
              <mo stretchy="false">=</mo>
              <mi/>
            </mrow>
            <msup>
              <mi>u</mi>
              <mn>2</mn>
            </msup>
            <msup>
              <mrow>
                <mo stretchy="false">∣</mo>
                <mrow>
                  <msub>
                    <mrow>
                      <mstyle mathvariant="bold">
                        <mrow>
                          <mi>B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</mrow>
        </mtd>
      </mtr>
      <mtr>
        <mtd>
          <mrow/>
        </mtd>
      </mtr>
    </mtable>
    <annotation encoding="StarMath 5.0">bold E(bold r , t) `=` {bold E}_0 "e"^{"i"(bold k `cdot` bold r `-` %iomega t)} newline
bold B(bold r , t) `=` {bold B}_0 "e"^{"i"(bold k `cdot` bold r `-` %iomega t)} newline newline
{bold B}_0 `=` 1 over %iomega (bold k `times` {bold E}_0) ~drarrow~ lline {bold B}_0 rline ^2 `=` 1 over u^2 lline {bold E}_0 rline ^2 newline
{bold E}_0 `=` - u^2 over %iomega (bold k `times` {bold B}_0) ~drarrow~ lline {bold E}_0 rline ^2 `=` u^2 lline {bold B}_0 rline ^2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1:18:29.961000000</meta:creation-date>
    <meta:generator>LibreOffice/4.1.4.2$Windows_x86 LibreOffice_project/0a0440ccc0227ad9829de5f46be37cfb6edcf72</meta:generator>
  </office:meta>
</office:document-meta>
</file>